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182ad" officeooo:paragraph-rsid="000182a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3067d" officeooo:paragraph-rsid="0003067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02ff5" officeooo:paragraph-rsid="00002f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5b881" officeooo:paragraph-rsid="0005b8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5b881" officeooo:paragraph-rsid="0005b8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792fe" officeooo:paragraph-rsid="000792f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8f616" officeooo:paragraph-rsid="0008f61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b3f4" officeooo:paragraph-rsid="000ab3f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f523e" officeooo:paragraph-rsid="000f523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326e4" officeooo:paragraph-rsid="001326e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519f8" officeooo:paragraph-rsid="001519f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5f0b" officeooo:paragraph-rsid="00175f0b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Arial" fo:font-weight="normal" officeooo:rsid="00002ff5" officeooo:paragraph-rsid="00002ff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955b2" officeooo:paragraph-rsid="00175f0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a6d2b" officeooo:paragraph-rsid="001a6d2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c5792" officeooo:paragraph-rsid="001c57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dfb5b" officeooo:paragraph-rsid="001dfb5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052d4" officeooo:paragraph-rsid="002052d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23ab4" officeooo:paragraph-rsid="00223ab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45e5b" officeooo:paragraph-rsid="00245e5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7228c" officeooo:paragraph-rsid="0027228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2052d4" officeooo:paragraph-rsid="002052d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768b"/>
    </style:style>
    <style:style style:name="T3" style:family="text">
      <style:text-properties style:text-position="super 58%"/>
    </style:style>
    <style:style style:name="T4" style:family="text">
      <style:text-properties officeooo:rsid="000b849e"/>
    </style:style>
    <style:style style:name="T5" style:family="text">
      <style:text-properties officeooo:rsid="00133663"/>
    </style:style>
    <style:style style:name="T6" style:family="text">
      <style:text-properties officeooo:rsid="001b657e"/>
    </style:style>
    <style:style style:name="T7" style:family="text">
      <style:text-properties officeooo:rsid="001f03ad"/>
    </style:style>
    <style:style style:name="T8" style:family="text">
      <style:text-properties officeooo:rsid="00228f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ase Com</text:p>
      <text:p text:style-name="P17">Convaincre persuader : argumentation</text:p>
      <text:p text:style-name="P1"/>
      <text:p text:style-name="P1"/>
      <text:p text:style-name="P2"/>
      <text:p text:style-name="P5">I) Argumenter pour convaincre et/ou persuader</text:p>
      <text:p text:style-name="P2"/>
      <text:p text:style-name="P3">⇒ Argumenter pour emporter l’accord voir l’adhésion de l’autre</text:p>
      <text:p text:style-name="P3"/>
      <text:p text:style-name="P3"><text:tab/>⇒ Convaincre : en visant la réflexion logique pour reconnaître la vérité/fausseté d’un <text:tab/><text:tab/>fait</text:p>
      <text:p text:style-name="P3"/>
      <text:p text:style-name="P3"><text:tab/>⇒ persuader : en visant l’émotion, l’affectivité pour séduire</text:p>
      <text:p text:style-name="P3"/>
      <text:p text:style-name="P3"><text:tab/>⇒ Dans les 2 cas arguments performants et instruction efficace du discours <text:tab/><text:tab/><text:tab/>indispensable</text:p>
      <text:p text:style-name="P3"/>
      <text:p text:style-name="P4">⇒ Intérêt d’un discours convaincant et persuasif</text:p>
      <text:p text:style-name="P4"><text:tab/>⇒ Convaincre : </text:p>
      <text:p text:style-name="P4"><text:tab/><text:tab/>⇒ s’adresser à la raison de l’autre</text:p>
      <text:p text:style-name="P4"><text:tab/><text:tab/>⇒ rendre son propos irréfutable</text:p>
      <text:p text:style-name="P4"/>
      <text:p text:style-name="P4"><text:tab/>⇒ Persuader :</text:p>
      <text:p text:style-name="P4"><text:tab/><text:tab/>⇒ toucher l’autre par les émotions</text:p>
      <text:p text:style-name="P4"/>
      <text:p text:style-name="P4">⇒ En cas d’argumentation orale </text:p>
      <text:p text:style-name="P4"><text:tab/>⇒ indispensable de s’appuyer sur ses arguments avec conviction pour convaincre <text:tab/><text:tab/>et/ou persuader</text:p>
      <text:p text:style-name="P4"/>
      <text:p text:style-name="P6">II) Comment convaincre</text:p>
      <text:p text:style-name="P6"/>
      <text:p text:style-name="P7">⇒ Convaincre : utiliser des moyens rationnels et logique pour chercher à faire comprendre par une démarche intellectuelle </text:p>
      <text:p text:style-name="P7"><text:tab/>⇒ recourir au savoir, aux connaissances et à la logique</text:p>
      <text:p text:style-name="P7"/>
      <text:p text:style-name="P8">⇒ Développer sa thèse en s’appuyant sur des <text:span text:style-name="T1">FAITS RÉELS INCONTESTÉS</text:span></text:p>
      <text:p text:style-name="P8"><text:span text:style-name="T1"><text:tab/></text:span>⇒ Des chiffres</text:p>
      <text:p text:style-name="P8"><text:tab/>⇒ Des faits historiques, actuels</text:p>
      <text:p text:style-name="P8"/>
      <text:p text:style-name="P9">⇒ Les chiffres</text:p>
      <text:p text:style-name="P9"><text:tab/>⇒ exemple : les statistiques = preuves scientifique dans certains cas</text:p>
      <text:p text:style-name="P9"><text:tab/><text:span text:style-name="T2">⇒ pas toujours bien lus</text:span></text:p>
      <text:p text:style-name="P9"><text:tab/><text:tab/><text:span text:style-name="T2">⇒ nécessité de connaissances</text:span></text:p>
      <text:p text:style-name="P9"><text:tab/><text:span text:style-name="T2">⇒ nécessité de vérifier les sources…</text:span></text:p>
      <text:p text:style-name="P9"><text:tab/><text:span text:style-name="T2">⇒ manipulation possible des graphiques et des données afin d’induire en erreur</text:span></text:p>
      <text:p text:style-name="P9"/>
      <text:p text:style-name="P10">⇒ 1<text:span text:style-name="T3">er</text:span> risque en statistique : Le paradoxe de Simpson</text:p>
      <text:p text:style-name="P10"><text:tab/>⇒ Il peut y avoir un facteur de confusion oublié dans les statistiques proposant une <text:tab/><text:tab/>moyenne</text:p>
      <text:p text:style-name="P11"/>
      <text:p text:style-name="P12">⇒ 2nd risque en statistique ; le biais de sélection</text:p>
      <text:p text:style-name="P11"><text:tab/>⇒ protocole de l’enquête ne permet pas d’élaborer un échantillon statistiquement <text:tab/><text:tab/>représentatif et//ou échantillon petit</text:p>
      <text:p text:style-name="P11"><text:tab/><text:tab/><text:span text:style-name="T4">⇒ Impossibilité de tirer des conclusions fiables</text:span></text:p>
      <text:p text:style-name="P11"/>
      <text:p text:style-name="P13">⇒ Les faits historiques</text:p>
      <text:p text:style-name="P13"><text:tab/>⇒ Marquer un lien entre présent et passé, pour en général, montrer un point <text:tab/><text:tab/><text:tab/>commun</text:p>
      <text:p text:style-name="P13"/>
      <text:p text:style-name="P14">⇒ Arguments logiques basés sur la cause/ conséquence ou sur la déduction</text:p>
      <text:p text:style-name="P14"><text:tab/><text:span text:style-name="T5">⇒ Attention que la relation soit juste sinon le raisonnement est faux</text:span></text:p>
      <text:p text:style-name="P14"/>
      <text:p text:style-name="P15">⇒ Ne pas confondre corrélation et causalité</text:p>
      <text:p text:style-name="P15"><text:tab/>⇒ Corrélation : relation statistique entre 2 variables dans les valeurs varient dans le <text:tab/>même sens , sans lien de causalité obligatoire</text:p>
      <text:p text:style-name="P13"/>
      <text:p text:style-name="P16">⇒ Avant de parler d’une bonne corrélation, c’est-à-dire avec une relation de cause à effet, il faut continuer un échantillon pertinent et représentatif.</text:p>
      <text:p text:style-name="P16"/>
      <text:p text:style-name="P18">⇒ Il est indispensable de savoir lire une corrélation</text:p>
      <text:p text:style-name="P18"/>
      <text:p text:style-name="P19">⇒ Argument ad hominem : faite ce que je dis pas ce que je fais (Stratégie opposant à un adversaire ses paroles ou ses actes)</text:p>
      <text:p text:style-name="P19"><text:tab/><text:span text:style-name="T6">⇒ Discrédité la personne</text:span></text:p>
      <text:p text:style-name="P19"/>
      <text:p text:style-name="P20">⇒ Argument d’autorité : Référence à une autorité politique, morale, scientifique, reconnue ET experte du domaine ou un principe communément faisant appel à la morale</text:p>
      <text:p text:style-name="P20"/>
      <text:p text:style-name="P21">⇒ Développer sa thèse en s’appuyant sur une démonstration, un raisonnement logique</text:p>
      <text:p text:style-name="P21"/>
      <text:p text:style-name="P21">⇒ Type de raisonnement :</text:p>
      <text:p text:style-name="P21"><text:tab/>⇒ L’hypothèse (si…)</text:p>
      <text:p text:style-name="P21"><text:tab/>⇒ Condition (pourvu que, tant que…)</text:p>
      <text:p text:style-name="P21"><text:tab/>⇒ L’opposition (Bien que…) : Deux fait qui s’opposent sans pour autant être <text:tab/><text:tab/><text:tab/>incompatible</text:p>
      <text:p text:style-name="P21"><text:tab/>⇒ <text:span text:style-name="T7">Concession (Certes…) : Opposition de deux faits contradictoires</text:span></text:p>
      <text:p text:style-name="P21"><text:tab/><text:span text:style-name="T7">⇒ La cause (En effet…)</text:span></text:p>
      <text:p text:style-name="P21"><text:tab/><text:span text:style-name="T7">⇒ La conséquence (De ce fait…)</text:span></text:p>
      <text:p text:style-name="P21"><text:tab/><text:span text:style-name="T7">⇒ L’analogie : Rapprochement à des fins de comparaison, de deux choses pour <text:tab/><text:tab/>mettre en valeur leurs points communs ou leurs différences</text:span></text:p>
      <text:p text:style-name="P21"/>
      <text:p text:style-name="P26">III) Comment persuader</text:p>
      <text:p text:style-name="P26"/>
      <text:p text:style-name="P22">⇒ Persuader : Faire appel à l’émotion, aux sentiments, à l’affectivité. Chercher à séduire, charmer, flatter, indigner, ridiculisé</text:p>
      <text:p text:style-name="P22"><text:tab/>⇒ Utiliser des moyens indirects, voire irrationnels faussant subtilement <text:tab/><text:tab/><text:tab/><text:tab/>l’argumentation</text:p>
      <text:p text:style-name="P22"><text:tab/>⇒ Cherche à entraîner l’adhésion de l’autre, à ébranler l’âme, à obtenir une <text:tab/><text:tab/><text:tab/>adhésion affective</text:p>
      <text:p text:style-name="P22"/>
      <text:p text:style-name="P22">⇒ Argument contraignants : Entraîner les personnes sur le terrain des valeurs censées être intégrées ou en profitant de leur inexpérience dialectique</text:p>
      <text:p text:style-name="P23"><text:soft-page-break/>⇒ Valeurs morales</text:p>
      <text:p text:style-name="P23"><text:tab/>⇒ Valeurs concrètes (État, loi, église, peuple…)</text:p>
      <text:p text:style-name="P23"><text:tab/>⇒ Valeurs abstraites (Solidarité, responsabilité, transparence)</text:p>
      <text:p text:style-name="P23"><text:tab/><text:span text:style-name="T8">⇒ Bien qu’elles paraissent universelles, ce n’est pas le cas</text:span></text:p>
      <text:p text:style-name="P23"/>
      <text:p text:style-name="P24">⇒ Proverbes et maximes</text:p>
      <text:p text:style-name="P24"><text:tab/>⇒ Consensus autour de ce qui s’appelle « la sagesse des nations »</text:p>
      <text:p text:style-name="P24"><text:tab/></text:p>
      <text:p text:style-name="P24">⇒ Notion de normal et de bon sens</text:p>
      <text:p text:style-name="P24"><text:tab/>⇒ Règles totalement vagues et donc pas forcément exactes</text:p>
      <text:p text:style-name="P24"/>
      <text:p text:style-name="P24">⇒ Idées reçues</text:p>
      <text:p text:style-name="P24"><text:tab/>⇒ Sont des lieux communs, des banalités, des arguments disponibles en toute <text:tab/>circonstance</text:p>
      <text:p text:style-name="P24"><text:tab/>⇒ Elles s’admettent aisément</text:p>
      <text:p text:style-name="P24"><text:tab/><text:tab/>⇒ Sont très rependues</text:p>
      <text:p text:style-name="P24"><text:tab/><text:tab/>⇒ Semble des évidences inutiles à démontrer</text:p>
      <text:p text:style-name="P24"/>
      <text:p text:style-name="P25">⇒ Narration et/ou description</text:p>
      <text:p text:style-name="P25"><text:tab/>⇒ Pour persuader, voir pour émouvoir, indigner, il est possible de faire parler les <text:tab/><text:tab/>faits par eux-mêmes</text:p>
      <text:p text:style-name="P25"><text:tab/>⇒ Il s’agit de choisir ceux qui vont dans le sens de son discou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8:06:53.951059445</meta:creation-date>
    <dc:date>2023-05-22T08:58:29.485655267</dc:date>
    <meta:editing-duration>PT1H43M53S</meta:editing-duration>
    <meta:editing-cycles>31</meta:editing-cycles>
    <meta:generator>LibreOffice/7.5.2.2$Linux_X86_64 LibreOffice_project/50$Build-2</meta:generator>
    <meta:document-statistic meta:table-count="0" meta:image-count="0" meta:object-count="0" meta:page-count="3" meta:paragraph-count="74" meta:word-count="689" meta:character-count="4375" meta:non-whitespace-character-count="3674"/>
  </office:meta>
</office:document-meta>
</file>